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paragraph-rsid="001596cc"/>
    </style:style>
    <style:style style:name="P2" style:family="paragraph" style:parent-style-name="Text_20_body">
      <style:text-properties officeooo:paragraph-rsid="001596cc"/>
    </style:style>
    <style:style style:name="P3" style:family="paragraph" style:parent-style-name="Título" style:master-page-name="MP0">
      <style:paragraph-properties style:page-number="auto" fo:break-before="page"/>
      <style:text-properties officeooo:paragraph-rsid="001596cc"/>
    </style:style>
    <style:style style:name="P4" style:family="paragraph" style:parent-style-name="Heading_20_2">
      <style:text-properties officeooo:paragraph-rsid="001596cc"/>
    </style:style>
    <style:style style:name="P5" style:family="paragraph" style:parent-style-name="Text_20_body">
      <style:text-properties officeooo:paragraph-rsid="0017bf4a"/>
    </style:style>
    <style:style style:name="T1" style:family="text">
      <style:text-properties fo:language="en" fo:country="US"/>
    </style:style>
    <style:style style:name="T2" style:family="text">
      <style:text-properties officeooo:rsid="0015cd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Fuente_20_de_20_párrafo_20_predeter."><text:span text:style-name="T1">TP Final</text:span></text:span></text:p>
      <text:p text:style-name="P1"><text:span text:style-name="Fuente_20_de_20_párrafo_20_predeter.">Ejercicio </text:span><text:span text:style-name="Fuente_20_de_20_párrafo_20_predeter."><text:span text:style-name="T2">2</text:span></text:span></text:p>
      <text:p text:style-name="P2">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</text:p>
      <text:h text:style-name="P4" text:outline-level="2"><text:span text:style-name="Fuente_20_de_20_párrafo_20_predeter.">Terminal 1</text:span></text:h>
      <text:p text:style-name="P2"><text:span text:style-name="Fuente_20_de_20_párrafo_20_predeter."><text:span text:style-name="T1">cd</text:span></text:span></text:p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start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d ros2_ws/src/sim_ros2_interface/meta</text:span></text:span></text:p>
      <text:p text:style-name="P2"><text:span text:style-name="Fuente_20_de_20_párrafo_20_predeter."><text:span text:style-name="T1">nano interfaces.txt</text:span></text:span></text:p>
      <text:p text:style-name="P5"><text:span text:style-name="Fuente_20_de_20_párrafo_20_predeter."><text:span text:style-name="T1"><text:tab/>robmovil_msgs/msg/MultiEncoderTicks</text:span></text:span></text:p>
      <text:p text:style-name="P5"><text:span text:style-name="Fuente_20_de_20_párrafo_20_predeter."><text:span text:style-name="T1"><text:tab/>rosgraph_msgs/msg/Clock</text:span></text:span></text:p>
      <text:p text:style-name="P5"><text:span text:style-name="Fuente_20_de_20_párrafo_20_predeter."><text:span text:style-name="T1"><text:tab/>geometry_msgs/msg/PoseArray</text:span></text:span></text:p>
      <text:p text:style-name="P5"><text:span text:style-name="Fuente_20_de_20_párrafo_20_predeter."><text:span text:style-name="T1"><text:tab/></text:span></text:span></text:p>
      <text:p text:style-name="P5"><text:span text:style-name="Fuente_20_de_20_párrafo_20_predeter."><text:span text:style-name="T1"><text:tab/>robmovil_msgs/msg/EncoderTicks ??</text:span></text:span></text:p>
      <text:p text:style-name="P5"><text:span text:style-name="Fuente_20_de_20_párrafo_20_predeter."><text:span text:style-name="T1"><text:tab/>sensor_msgs/msg/Imu ??</text:span></text:span></text:p>
      <text:p text:style-name="P5"><text:span text:style-name="Fuente_20_de_20_párrafo_20_predeter."><text:span text:style-name="T1"><text:tab/>nav_msgs/msg/MapMetaData ??</text:span></text:span></text:p>
      <text:p text:style-name="P5"><text:span text:style-name="Fuente_20_de_20_párrafo_20_predeter."><text:span text:style-name="T1"><text:tab/>nav_msgs/msg/OccupancyGrid ??</text:span></text:span></text:p>
      <text:p text:style-name="P5"><text:span text:style-name="Fuente_20_de_20_párrafo_20_predeter."><text:span text:style-name="T1"><text:tab/>geometry_msgs/msg/PoseStamped ??</text:span></text:span></text:p>
      <text:p text:style-name="P2"><text:span text:style-name="Fuente_20_de_20_párrafo_20_predeter."><text:span text:style-name="T1">cd ..</text:span></text:span></text:p>
      <text:p text:style-name="P2"><text:span text:style-name="Fuente_20_de_20_párrafo_20_predeter."><text:span text:style-name="T1">nano package.xml</text:span></text:span></text:p>
      <text:p text:style-name="P2"><text:span text:style-name="Fuente_20_de_20_párrafo_20_predeter."><text:span text:style-name="T1"><text:tab/>&lt;depend&gt;robmovil_msgs&lt;/depend&gt;</text:span></text:span></text:p>
      <text:p text:style-name="P2"><text:span text:style-name="Fuente_20_de_20_párrafo_20_predeter."><text:span text:style-name="T1">nano CMakeLists.txt</text:span></text:span></text:p>
      <text:p text:style-name="P2"><text:span text:style-name="Fuente_20_de_20_párrafo_20_predeter."><text:span text:style-name="T1"><text:tab/>find_package(robmovil_msgs REQUIRED)</text:span></text:span></text:p>
      <text:p text:style-name="P2"><text:span text:style-name="Fuente_20_de_20_párrafo_20_predeter."><text:span text:style-name="T1"><text:tab/>find_package(rosgraph_msgs REQUIRED)</text:span></text:span></text:p>
      <text:p text:style-name="P2"><text:span text:style-name="Fuente_20_de_20_párrafo_20_predeter."><text:span text:style-name="T1"><text:tab/></text:span></text:span></text:p>
      <text:p text:style-name="P2"><text:span text:style-name="Fuente_20_de_20_párrafo_20_predeter."><text:span text:style-name="T1"><text:tab/>robmovil_msgs</text:span></text:span></text:p>
      <text:p text:style-name="P2"><text:soft-page-break/><text:span text:style-name="Fuente_20_de_20_párrafo_20_predeter."><text:span text:style-name="T1"><text:tab/>rosgraph_msgs</text:span></text:span></text:p>
      <text:p text:style-name="P2"><text:span text:style-name="Fuente_20_de_20_párrafo_20_predeter."><text:span text:style-name="T1">cd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olcon build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oppeliaSim.sh</text:span></text:span></text:p>
      <text:p text:style-name="P2"><text:span text:style-name="Fuente_20_de_20_párrafo_20_predeter."><text:span text:style-name="T1"/></text:span></text:p>
      <text:h text:style-name="P4" text:outline-level="2"><text:span text:style-name="Fuente_20_de_20_párrafo_20_predeter.">Terminal 2</text:span></text:h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rviz2</text:span></text:span></text:p>
      <text:p text:style-name="P2"><text:span text:style-name="Fuente_20_de_20_párrafo_20_predeter."><text:span text:style-name="T1"/></text:span></text:p>
      <text:h text:style-name="P4" text:outline-level="2"><text:span text:style-name="Fuente_20_de_20_párrafo_20_predeter.">Terminal 3</text:span></text:h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d ros2_ws</text:span></text:span></text:p>
      <text:p text:style-name="P2"><text:span text:style-name="Fuente_20_de_20_párrafo_20_predeter."><text:span text:style-name="T1">ros2 run modelo_omnidireccional pioneer_odometry_node</text:span>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6-02-22T18:34:42.904834520</dc:date>
    <meta:editing-cycles>6</meta:editing-cycles>
    <meta:editing-duration>PT18M40S</meta:editing-duration>
    <meta:document-statistic meta:table-count="0" meta:image-count="0" meta:object-count="0" meta:page-count="2" meta:paragraph-count="46" meta:word-count="83" meta:character-count="978" meta:non-whitespace-character-count="924"/>
    <meta:template xlink:type="simple" xlink:actuate="onRequest" xlink:title="" xlink:href="Normal.dotm"/>
  </office:meta>
</office:document-meta>
</file>